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3cf4" officeooo:paragraph-rsid="00043cf4"/>
    </style:style>
    <style:style style:name="P2" style:family="paragraph" style:parent-style-name="Standard">
      <style:text-properties officeooo:rsid="0005e724" officeooo:paragraph-rsid="0005e724"/>
    </style:style>
    <style:style style:name="P3" style:family="paragraph" style:parent-style-name="Standard">
      <style:text-properties officeooo:rsid="000641cc" officeooo:paragraph-rsid="000641cc"/>
    </style:style>
    <style:style style:name="P4" style:family="paragraph" style:parent-style-name="Standard">
      <style:text-properties officeooo:rsid="00076a00" officeooo:paragraph-rsid="00076a00"/>
    </style:style>
    <style:style style:name="P5" style:family="paragraph" style:parent-style-name="Standard">
      <style:text-properties officeooo:rsid="0007d459" officeooo:paragraph-rsid="0007d459"/>
    </style:style>
    <style:style style:name="P6" style:family="paragraph" style:parent-style-name="Text_20_body" style:list-style-name="L2"/>
    <style:style style:name="P7" style:family="paragraph" style:parent-style-name="Text_20_body">
      <style:text-properties officeooo:rsid="00043cf4" officeooo:paragraph-rsid="00043cf4"/>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text-properties fo:background-color="#ffff00"/>
    </style:style>
    <style:style style:name="T1" style:family="text">
      <style:text-properties officeooo:rsid="0005e724"/>
    </style:style>
    <style:style style:name="T2" style:family="text">
      <style:text-properties officeooo:rsid="00076a00"/>
    </style:style>
    <style:style style:name="T3" style:family="text">
      <style:text-properties style:text-position="super 58%"/>
    </style:style>
    <style:style style:name="T4" style:family="text">
      <style:text-properties officeooo:rsid="0008de1f"/>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mòria del projecte:</text:p>
      <text:list xml:id="list6336990962143697776" text:style-name="L2">
        <text:list-item>
          <text:p text:style-name="P9">Introducció: perquè heu triat el projecte </text:p>
        </text:list-item>
        <text:list-item>
          <text:p text:style-name="P9">Tria de la tecnologia a emprar (requeriments tècnics, llenguatges, eines, frameworks, etc.)</text:p>
        </text:list-item>
        <text:list-item>
          <text:p text:style-name="P8">Especificacions inicials </text:p>
        </text:list-item>
        <text:list-item>
          <text:p text:style-name="P8">Arquitectura del sistema <text:span text:style-name="T2">(puertos clientes etc)</text:span></text:p>
        </text:list-item>
        <text:list-item>
          <text:p text:style-name="P8">Diagrama de taules de la BD →<text:span text:style-name="T4"> esto se hara el ultimo dia (mysql lo hace solo)</text:span></text:p>
        </text:list-item>
        <text:list-item>
          <text:p text:style-name="P8">Sprints (i fotos del kanban del final de cadascun)</text:p>
        </text:list-item>
        <text:list-item>
          <text:p text:style-name="P9">Feina feta a cada sprint <text:span text:style-name="T4">(por encima)</text:span></text:p>
        </text:list-item>
        <text:list-item>
          <text:p text:style-name="P8">Línies de futur</text:p>
        </text:list-item>
        <text:list-item>
          <text:p text:style-name="P6">Inicidències (tasques que han costat més o per algun motiu son més difícils)</text:p>
        </text:list-item>
      </text:list>
      <text:p text:style-name="P1"/>
      <text:p text:style-name="P1"/>
      <text:p text:style-name="P1"/>
      <text:p text:style-name="P1">Intro: </text:p>
      <text:p text:style-name="P1"/>
      <text:p text:style-name="P1">Porque Warbo?</text:p>
      <text:p text:style-name="P1"/>
      <text:p text:style-name="P1">Como grupo de frikis que somos, ya que se nos dio la oportunidad de hacer un proyecto “libre”, decidimos hacer un juego. La primera idea que se nos vino a la cabeza fue hacer un juego de rol por turnos rollo Fire Emblem o Final Fantasy Tactics pero Online. </text:p>
      <text:p text:style-name="P1"/>
      <text:p text:style-name="P1">Empezamos buscando como implementar el sistema de online (un web socket) junto a Laravel, lo que iba <text:s/>ser en su dia el framework con el que ibamos a trabajar. Tras investigar nos dimos cuenta de que ya “sabiamos” de un web socket y como implementarlo, socket.io. Para ello decidimos cambiar nuestro entorno de trabajo y usar node.js. Sin conocimiento de ningun framework (tampoco es que investigaramos mucho) empezamos haciendo las vistas de la portada y a generar una base de datos sencilla para hacer pruebas.</text:p>
      <text:p text:style-name="P1"/>
      <text:p text:style-name="P1">No queriamos hacer un juego simple para tener un 5 pero tambien eramos conscientes de nuestras capacidades asi que decidimos investigar algunos ejemplos de juegos generados con javascript.</text:p>
      <text:p text:style-name="P1">Decidimos investigar canvas para facilitar el uso de la creacion del juego y vimos que este disponia de librerias. Investigando enctramos JSISO, una librería que permitita generar un mapa de una capa (una altura) con un jugador <text:span text:style-name="T1">(un cubo...)</text:span>.</text:p>
      <text:p text:style-name="P1"/>
      <text:p text:style-name="P1">Modificandolo logramos llegar al punto de:</text:p>
      <text:p text:style-name="P1"/>
      <text:p text:style-name="P1">- Generar un mapa mediante el uso del progrma Tiles y cargarlo con JSISO.</text:p>
      <text:p text:style-name="P1">- Cargar un mapa isometrico con diferentes niveles.</text:p>
      <text:p text:style-name="P1">- Permitir mas de un jugador en el mapa.</text:p>
      <text:p text:style-name="P1">- <text:span text:style-name="T1">Permitir cargar sprites con acciones (caminar, pegar, morir, etc)</text:span></text:p>
      <text:p text:style-name="P1">- <text:span text:style-name="T1">Permitir el “spawn” de un jugador en su ultima ubicacion</text:span></text:p>
      <text:p text:style-name="P1"/>
      <text:p text:style-name="P1"/>
      <text:p text:style-name="P2">Una vez generado el mapa, y con el termino online en mente, decidimos buscar chats implementados con socket.io para permitir a los usuarios comunicarse. Descubrimos (url del chat), un ejemplo de implementacion de un chat con socket.io y decidimos usarlo. </text:p>
      <text:p text:style-name="P2"/>
      <text:p text:style-name="P2"><text:soft-page-break/>Tras unas cuantas modificaciones logramos hacer que se pareciese lo mas posible a un chat de un juego online cualquiera:</text:p>
      <text:p text:style-name="P2"/>
      <text:p text:style-name="P2">- Autologin con el nombre del pj seleccionado</text:p>
      <text:p text:style-name="P2">- Se desbloquea/bloquea con Enter.</text:p>
      <text:p text:style-name="P2">- Scroll para poder ver antiguos mensajes.</text:p>
      <text:p text:style-name="P2"/>
      <text:p text:style-name="P2">Una vez “hecho” el juego y el chat era hora de empezar a “darse de ostias”. Llegados a este punto vimos que, aunque posible, no nos seria posible hacerlo por turnos asi que decidimos modificar la vision del juego, en lugar de estar pensado hacia un Final Fantasy Tactics sería como un Agar.io.</text:p>
      <text:p text:style-name="P2"/>
      <text:p text:style-name="P2">Este juego es muy sencillo, X jugadores se intentan matar entre ellos, a mas matar te vuelves mas fuerte pero si mueres empiezas de 0 y tu “asesino” recibe tu fuerza.</text:p>
      <text:p text:style-name="P2"/>
      <text:p text:style-name="P2">De esta manera se dio un paso atra en lo referido a “Permitir el “spawn” de un jugador en su ultima ubicacion” y se hizo el punto inicial como un lugar de reaparicion generico. Dicha zona principal se modifico para que la gente alli fuese invulnerable y los mas fuertes no abusaran de ellos.</text:p>
      <text:p text:style-name="P2"/>
      <text:p text:style-name="P2">Se investigo formulas de daño para hacer el juego viable y se decidio coger la de League of Legends, un MOBA bastante famosos en estos momentos</text:p>
      <text:p text:style-name="P2"/>
      <text:p text:style-name="P3">Dicha formula es:</text:p>
      <text:p text:style-name="P3"/>
      <text:p text:style-name="P3">vida <text:s/>= vida - (ataque * ((defensa/(defensa+100))+1)).</text:p>
      <text:p text:style-name="P3"/>
      <text:p text:style-name="P3">Teniamos pensado en que los personajes tuvieran que esperar entre ataques dependiendo de su velocidad (a mas velocidad menos tiempo de espera) y añadir un campo que fuera rango para poder atacar a distancia, pero solo lo pensamos.</text:p>
      <text:p text:style-name="P3"/>
      <text:p text:style-name="P3"/>
      <text:p text:style-name="P3"/>
      <text:p text:style-name="P4">Tecnologia usada:</text:p>
      <text:p text:style-name="P4"/>
      <text:p text:style-name="P4">RT: </text:p>
      <text:p text:style-name="P4"><text:tab/>Servidor “potente”</text:p>
      <text:p text:style-name="P4"/>
      <text:p text:style-name="P4">Lenguajes: </text:p>
      <text:p text:style-name="P4"><text:tab/>Javascript</text:p>
      <text:p text:style-name="P4"><text:tab/>Html</text:p>
      <text:p text:style-name="P4"><text:tab/>Less</text:p>
      <text:p text:style-name="P4"><text:tab/>jinja2</text:p>
      <text:p text:style-name="P4"/>
      <text:p text:style-name="P4">Herramientas:</text:p>
      <text:p text:style-name="P4"><text:tab/></text:p>
      <text:p text:style-name="P4"/>
      <text:p text:style-name="P4">Frameworks:</text:p>
      <text:p text:style-name="P4"><text:tab/>ninguno :(</text:p>
      <text:p text:style-name="P4"/>
      <text:p text:style-name="P4"/>
      <text:p text:style-name="P2"><text:s/></text:p>
      <text:p text:style-name="P5">Sprints:</text:p>
      <text:p text:style-name="P5"/>
      <text:p text:style-name="P5"><text:soft-page-break/>Dividimos el proyecto en 4 sprints (sprint/semana) y el resultado fue el siguiente.</text:p>
      <text:p text:style-name="P5"/>
      <text:p text:style-name="P5">1r sprint:</text:p>
      <text:p text:style-name="P5"/>
      <text:p text:style-name="P5"><text:tab/>Adrian → se encarga de montar el esqueleto de la aplicación y emmpieza la base de datos.</text:p>
      <text:p text:style-name="P5"><text:tab/>Guillem y Dani → investigan el canvas y librerias para implementar mapas.</text:p>
      <text:p text:style-name="P5"/>
      <text:p text:style-name="P5">2n sprint: </text:p>
      <text:p text:style-name="P5"/>
      <text:p text:style-name="P5"><text:tab/>Adrian → invesitga como implementar socket.io y el chat del juego</text:p>
      <text:p text:style-name="P5"><text:tab/>Guillem → se encarga de perfeccionar el mapa (vista isometrica y diferentes alturas)</text:p>
      <text:p text:style-name="P5"><text:tab/>Dani → implementa el tema de los sprites</text:p>
      <text:p text:style-name="P5"/>
      <text:p text:style-name="P5">3r sprint → </text:p>
      <text:p text:style-name="P5"><text:tab/></text:p>
      <text:p text:style-name="P5"><text:tab/>Adrian → empieza el sistema de combate</text:p>
      <text:p text:style-name="P5"><text:tab/>Guillem → se encarga de añadir css (mucho), y la portada</text:p>
      <text:p text:style-name="P5"><text:tab/>Dani → añade animacion sprites y explota el sistema de combate</text:p>
      <text:p text:style-name="P5"/>
      <text:p text:style-name="P5">4<text:span text:style-name="T3">o</text:span> sprint →</text:p>
      <text:p text:style-name="P5"/>
      <text:p text:style-name="P5"><text:tab/>Adrian → genera la documentacion</text:p>
      <text:p text:style-name="P5"><text:tab/>Guillem → sigue con el css y hace el cartel </text:p>
      <text:p text:style-name="P5"><text:tab/>Dani → <text:s/>arregla lo que exploto</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6:30:43.392600051</meta:creation-date>
    <dc:date>2017-05-23T20:25:22.339537948</dc:date>
    <meta:editing-duration>PT2H32M7S</meta:editing-duration>
    <meta:editing-cycles>1</meta:editing-cycles>
    <meta:document-statistic meta:table-count="0" meta:image-count="0" meta:object-count="0" meta:page-count="3" meta:paragraph-count="65" meta:word-count="790" meta:character-count="4603" meta:non-whitespace-character-count="3851"/>
    <meta:generator>LibreOffice/5.1.6.2$Linux_X86_64 LibreOffice_project/10m0$Build-2</meta:generator>
  </office:meta>
</office:document-meta>
</file>